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fo:margin-left="0cm" fo:margin-top="0cm" fo:margin-bottom="0.605cm" style:contextual-spacing="false" fo:line-height="107%" fo:text-indent="0cm" style:auto-text-indent="false" style:page-number="auto" fo:break-before="page">
        <style:tab-stops/>
      </style:paragraph-properties>
    </style:style>
    <style:style style:name="P2" style:family="paragraph" style:parent-style-name="Normal">
      <style:paragraph-properties fo:margin-top="0cm" fo:margin-bottom="0.012cm" style:contextual-spacing="false"/>
    </style:style>
    <style:style style:name="P3" style:family="paragraph" style:parent-style-name="Normal">
      <style:paragraph-properties fo:margin-right="10.149cm" fo:margin-top="0cm" fo:margin-bottom="1.185cm" style:contextual-spacing="false"/>
    </style:style>
    <style:style style:name="P4" style:family="paragraph" style:parent-style-name="Normal">
      <style:paragraph-properties fo:margin-left="0cm" fo:margin-top="0cm" fo:margin-bottom="0.081cm" style:contextual-spacing="false" fo:line-height="107%" fo:text-indent="0cm" style:auto-text-indent="false">
        <style:tab-stops/>
      </style:paragraph-properties>
    </style:style>
    <style:style style:name="P5" style:family="paragraph" style:parent-style-name="Normal">
      <style:paragraph-properties fo:margin-top="0cm" fo:margin-bottom="0.522cm" style:contextual-spacing="false"/>
    </style:style>
    <style:style style:name="P6" style:family="paragraph" style:parent-style-name="Normal">
      <style:paragraph-properties fo:margin-top="0cm" fo:margin-bottom="0.526cm" style:contextual-spacing="false"/>
    </style:style>
    <style:style style:name="P7" style:family="paragraph" style:parent-style-name="Normal">
      <style:paragraph-properties fo:margin-top="0cm" fo:margin-bottom="0.559cm" style:contextual-spacing="false"/>
    </style:style>
    <style:style style:name="P8" style:family="paragraph" style:parent-style-name="Normal" style:list-style-name="L1">
      <style:paragraph-properties fo:text-indent="-0.635cm" style:auto-text-indent="false"/>
    </style:style>
    <style:style style:name="P9" style:family="paragraph" style:parent-style-name="Normal" style:list-style-name="L1">
      <style:paragraph-properties fo:margin-top="0cm" fo:margin-bottom="0.078cm" style:contextual-spacing="false" fo:line-height="107%" fo:text-indent="-0.635cm" style:auto-text-indent="false"/>
    </style:style>
    <style:style style:name="P10" style:family="paragraph" style:parent-style-name="Normal">
      <style:paragraph-properties fo:margin-left="1.288cm" fo:margin-top="0cm" fo:margin-bottom="0.526cm" style:contextual-spacing="false">
        <style:tab-stops/>
      </style:paragraph-properties>
    </style:style>
    <style:style style:name="P11" style:family="paragraph" style:parent-style-name="Normal" style:list-style-name="L1">
      <style:paragraph-properties fo:margin-top="0cm" fo:margin-bottom="0.538cm" style:contextual-spacing="false" fo:text-indent="-0.635cm" style:auto-text-indent="false"/>
    </style:style>
    <style:style style:name="P12" style:family="paragraph" style:parent-style-name="Normal" style:list-style-name="L1">
      <style:paragraph-properties fo:margin-top="0cm" fo:margin-bottom="0.52cm" style:contextual-spacing="false" fo:text-indent="-0.635cm" style:auto-text-indent="false"/>
    </style:style>
    <style:style style:name="P13" style:family="paragraph" style:parent-style-name="Normal">
      <style:paragraph-properties fo:margin-left="1.288cm">
        <style:tab-stops/>
      </style:paragraph-properties>
    </style:style>
    <style:style style:name="T1" style:family="text">
      <style:text-properties fo:font-size="16pt" style:font-size-asian="16pt"/>
    </style:style>
    <style:style style:name="T2" style:family="text">
      <style:text-properties fo:color="#434343" loext:opacity="100%" fo:font-size="14pt" style:font-size-asian="14pt"/>
    </style:style>
    <style:style style:name="T3" style:family="text">
      <style:text-properties fo:font-weight="bold" style:font-weight-asian="bold"/>
    </style:style>
    <text:list-style style:name="L1">
      <text:list-level-style-bullet text:level="1" text:style-name="WW_5f_CharLFO1LVL1" loext:num-list-format="%1%" text:bullet-char="●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Aria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margin-left="2.413cm"/>
        </style:list-level-properties>
        <style:text-properties style:font-name="Aria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margin-left="3.683cm"/>
        </style:list-level-properties>
        <style:text-properties style:font-name="Aria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margin-left="4.953cm"/>
        </style:list-level-properties>
        <style:text-properties style:font-name="Aria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margin-left="6.223cm"/>
        </style:list-level-properties>
        <style:text-properties style:font-name="Aria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margin-left="7.493cm"/>
        </style:list-level-properties>
        <style:text-properties style:font-name="Aria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margin-left="8.763cm"/>
        </style:list-level-properties>
        <style:text-properties style:font-name="Aria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margin-left="10.033cm"/>
        </style:list-level-properties>
        <style:text-properties style:font-name="Aria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margin-left="11.303cm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MICROBASH</text:span></text:span></text:p>
      <text:p text:style-name="P2">Membri del gruppo:</text:p>
      <text:p text:style-name="P2"/>
      <text:p text:style-name="P3">-Yuri Romano(S5231931) </text:p>
      <text:p text:style-name="P4"><text:span text:style-name="Default_20_Paragraph_20_Font"><text:span text:style-name="T2">Testing:</text:span></text:span></text:p>
      <text:p text:style-name="P5">Tutti i test proposti dai prof. hanno avuto lo stesso risultato che veniva descritto nel pdf, per questo non li riproponiamo qui.</text:p>
      <text:p text:style-name="P6">Di seguito i test svolti da noi:</text:p>
      <text:p text:style-name="P7">Test 1:</text:p>
      <text:list text:style-name="L1">
        <text:list-item>
          <text:p text:style-name="P8"><text:span text:style-name="Default_20_Paragraph_20_Font"><text:span text:style-name="T3">scopo: </text:span></text:span>controllare se la microbash dia errore se una cartella non c’è</text:p>
        </text:list-item>
        <text:list-item>
          <text:p text:style-name="P8"><text:span text:style-name="Default_20_Paragraph_20_Font"><text:span text:style-name="T3">situazione iniziale: </text:span></text:span>eseguire il comando cd su una cartella che non c’è</text:p>
        </text:list-item>
        <text:list-item>
          <text:p text:style-name="P9"><text:span text:style-name="Default_20_Paragraph_20_Font"><text:span text:style-name="T3">linea inviata alla microbash: </text:span></text:span>cd prova</text:p>
        </text:list-item>
        <text:list-item>
          <text:p text:style-name="P8"><text:span text:style-name="Default_20_Paragraph_20_Font"><text:span text:style-name="T3">risultato atteso: </text:span></text:span>viene stampata in output la stringa “errore nel cambio della cartella:</text:p>
        </text:list-item>
      </text:list>
      <text:p text:style-name="P10">not a directory”</text:p>
      <text:p text:style-name="P7">Test 2:</text:p>
      <text:list text:continue-numbering="true" text:style-name="L1">
        <text:list-item>
          <text:p text:style-name="P8"><text:span text:style-name="Default_20_Paragraph_20_Font"><text:span text:style-name="T3">scopo: </text:span></text:span>creare una cartella che non c’è ancora</text:p>
        </text:list-item>
        <text:list-item>
          <text:p text:style-name="P8"><text:span text:style-name="Default_20_Paragraph_20_Font"><text:span text:style-name="T3">situazione iniziale: </text:span></text:span>eseguire il comando mkdir nel caso in cui non ci sia la cartella</text:p>
        </text:list-item>
        <text:list-item>
          <text:p text:style-name="P9"><text:span text:style-name="Default_20_Paragraph_20_Font"><text:span text:style-name="T3">linea inviata alla microbash: </text:span></text:span>mkdir prova</text:p>
        </text:list-item>
        <text:list-item>
          <text:p text:style-name="P11"><text:span text:style-name="Default_20_Paragraph_20_Font"><text:span text:style-name="T3">risultato atteso: </text:span></text:span>che la cartella venga creata senza errori</text:p>
        </text:list-item>
      </text:list>
      <text:p text:style-name="P7">Test 3:</text:p>
      <text:list text:continue-numbering="true" text:style-name="L1">
        <text:list-item>
          <text:p text:style-name="P8"><text:span text:style-name="Default_20_Paragraph_20_Font"><text:span text:style-name="T3">scopo: </text:span></text:span>creare una cartella che c’è già</text:p>
        </text:list-item>
        <text:list-item>
          <text:p text:style-name="P8"><text:span text:style-name="Default_20_Paragraph_20_Font"><text:span text:style-name="T3">situazione iniziale: </text:span></text:span>eseguire il comando mkdir nel caso in cui ci già la cartella</text:p>
        </text:list-item>
        <text:list-item>
          <text:p text:style-name="P9"><text:span text:style-name="Default_20_Paragraph_20_Font"><text:span text:style-name="T3">linea inviata alla microbash: </text:span></text:span>mkdir prova</text:p>
        </text:list-item>
        <text:list-item>
          <text:p text:style-name="P12"><text:span text:style-name="Default_20_Paragraph_20_Font"><text:span text:style-name="T3">risultato atteso: </text:span></text:span>che venga stampata la seguente stringa: “mkdir: cannot create directory ‘prova’: File exists”, senza creare la cartella</text:p>
        </text:list-item>
      </text:list>
      <text:p text:style-name="P7">Test 4:</text:p>
      <text:list text:continue-numbering="true" text:style-name="L1">
        <text:list-item>
          <text:p text:style-name="P8"><text:span text:style-name="Default_20_Paragraph_20_Font"><text:span text:style-name="T3">scopo: </text:span></text:span>eliminare una cartella che c’è già</text:p>
        </text:list-item>
        <text:list-item>
          <text:p text:style-name="P8"><text:span text:style-name="Default_20_Paragraph_20_Font"><text:span text:style-name="T3">situazione iniziale: </text:span></text:span>eseguire il comando rmdir nel caso in cui ci sia la cartella</text:p>
        </text:list-item>
        <text:list-item>
          <text:p text:style-name="P9"><text:span text:style-name="Default_20_Paragraph_20_Font"><text:span text:style-name="T3">linea inviata alla microbash: </text:span></text:span>rmdir prova</text:p>
        </text:list-item>
        <text:list-item>
          <text:p text:style-name="P11"><text:span text:style-name="Default_20_Paragraph_20_Font"><text:span text:style-name="T3">risultato atteso: </text:span></text:span>che la cartella venga eliminata senza errori</text:p>
        </text:list-item>
      </text:list>
      <text:p text:style-name="Normal">Test 5:</text:p>
      <text:list text:continue-numbering="true" text:style-name="L1">
        <text:list-item>
          <text:p text:style-name="P8"><text:soft-page-break/><text:span text:style-name="Default_20_Paragraph_20_Font"><text:span text:style-name="T3">scopo: </text:span></text:span>eliminare una cartella che non c’è</text:p>
        </text:list-item>
        <text:list-item>
          <text:p text:style-name="P8"><text:span text:style-name="Default_20_Paragraph_20_Font"><text:span text:style-name="T3">situazione iniziale: </text:span></text:span>eseguire il comando rmdir nel caso in cui non ci sia la cartella</text:p>
        </text:list-item>
        <text:list-item>
          <text:p text:style-name="P9"><text:span text:style-name="Default_20_Paragraph_20_Font"><text:span text:style-name="T3">linea inviata alla microbash: </text:span></text:span>rmdir prova</text:p>
        </text:list-item>
        <text:list-item>
          <text:p text:style-name="P8"><text:span text:style-name="Default_20_Paragraph_20_Font"><text:span text:style-name="T3">risultato atteso: </text:span></text:span>che venga stampata la seguente stringa: “rmdir: failed to remove</text:p>
        </text:list-item>
      </text:list>
      <text:p text:style-name="P13">'prova': No such file or directory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top="0cm" fo:margin-bottom="0.058cm" style:contextual-spacing="false" fo:line-height="112%" fo:hyphenation-ladder-count="no-limit" fo:hyphenation-keep="auto" loext:hyphenation-keep-type="column" fo:text-indent="-0.018cm" style:auto-text-indent="false">
        <style:tab-stops/>
      </style:paragraph-properties>
      <style:text-properties fo:color="#000000" loext:opacity="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04cm" style:num-format="1" style:print-orientation="portrait" fo:margin-top="3.134cm" fo:margin-bottom="2.727cm" fo:margin-left="2.54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MICROBASH SETI</dc:title>
    <dc:subject/>
    <meta:initial-creator>word</meta:initial-creator>
    <meta:creation-date>2025-01-17T09:31:00Z</meta:creation-date>
    <dc:date>2025-01-17T10:32:19.978000000</dc:date>
    <meta:editing-cycles>3</meta:editing-cycles>
    <meta:editing-duration>PT6S</meta:editing-duration>
    <meta:document-statistic meta:table-count="0" meta:image-count="0" meta:object-count="0" meta:page-count="2" meta:paragraph-count="33" meta:word-count="278" meta:character-count="1592" meta:non-whitespace-character-count="1366"/>
    <meta:template xlink:type="simple" xlink:actuate="onRequest" xlink:title="" xlink:href="Normal"/>
  </office:meta>
</office:document-meta>
</file>